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9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2732in" svg:height="4.9157in" svg:x="10.7413in" svg:y="1.5961in">
            <draw:object draw:notify-on-update-of-ranges="Sheet1.B40:Sheet1.B43 Sheet1.B38:Sheet1.B38 Sheet1.B39:Sheet1.B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Time</text:p>
          </table:table-cell>
          <table:table-cell office:value-type="string">
            <text:p>1K – Dedicated</text:p>
          </table:table-cell>
          <table:table-cell office:value-type="string">
            <text:p>1K – Shared</text:p>
          </table:table-cell>
          <table:table-cell office:value-type="string">
            <text:p>5K – Dedicated</text:p>
          </table:table-cell>
          <table:table-cell office:value-type="string">
            <text:p>5K – Shared</text:p>
          </table:table-cell>
          <table:table-cell office:value-type="string">
            <text:p>10K – Dedicated</text:p>
          </table:table-cell>
          <table:table-cell office:value-type="string">
            <text:p>10K – Shared</text:p>
          </table:table-cell>
          <table:table-cell office:value-type="string">
            <text:p>15K – Dedicated</text:p>
          </table:table-cell>
          <table:table-cell office:value-type="string">
            <text:p>15K – Shared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1208237">
            <text:p>1,208,237</text:p>
          </table:table-cell>
          <table:table-cell table:style-name="ce1" office:value-type="float" office:value="1195304">
            <text:p>1,195,304</text:p>
          </table:table-cell>
          <table:table-cell table:style-name="ce1" office:value-type="float" office:value="1113921">
            <text:p>1,113,921</text:p>
          </table:table-cell>
          <table:table-cell table:style-name="ce1" office:value-type="float" office:value="1312046">
            <text:p>1,312,046</text:p>
          </table:table-cell>
          <table:table-cell office:value-type="float" office:value="1142007">
            <text:p>1,142,007</text:p>
          </table:table-cell>
          <table:table-cell office:value-type="float" office:value="1366174">
            <text:p>1,366,174</text:p>
          </table:table-cell>
          <table:table-cell table:style-name="ce1" office:value-type="float" office:value="1522611">
            <text:p>1,522,611</text:p>
          </table:table-cell>
          <table:table-cell table:style-name="ce1" office:value-type="float" office:value="1336089">
            <text:p>1,336,089</text:p>
          </table:table-cell>
          <table:table-cell/>
          <table:table-cell table:style-name="ce1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2524451">
            <text:p>2,524,451</text:p>
          </table:table-cell>
          <table:table-cell table:style-name="ce1" office:value-type="float" office:value="2440269">
            <text:p>2,440,269</text:p>
          </table:table-cell>
          <table:table-cell table:style-name="ce1" office:value-type="float" office:value="2302954">
            <text:p>2,302,954</text:p>
          </table:table-cell>
          <table:table-cell table:style-name="ce1" office:value-type="float" office:value="2398247">
            <text:p>2,398,247</text:p>
          </table:table-cell>
          <table:table-cell office:value-type="float" office:value="2064355">
            <text:p>2,064,355</text:p>
          </table:table-cell>
          <table:table-cell office:value-type="float" office:value="2520760">
            <text:p>2,520,760</text:p>
          </table:table-cell>
          <table:table-cell table:style-name="ce1" office:value-type="float" office:value="2979327">
            <text:p>2,979,327</text:p>
          </table:table-cell>
          <table:table-cell table:style-name="ce1" office:value-type="float" office:value="2685797">
            <text:p>2,685,797</text:p>
          </table:table-cell>
          <table:table-cell/>
          <table:table-cell table:style-name="ce1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3773997">
            <text:p>3,773,997</text:p>
          </table:table-cell>
          <table:table-cell table:style-name="ce1" office:value-type="float" office:value="3690795">
            <text:p>3,690,795</text:p>
          </table:table-cell>
          <table:table-cell table:style-name="ce1" office:value-type="float" office:value="3429027">
            <text:p>3,429,027</text:p>
          </table:table-cell>
          <table:table-cell table:style-name="ce1" office:value-type="float" office:value="3510910">
            <text:p>3,510,910</text:p>
          </table:table-cell>
          <table:table-cell office:value-type="float" office:value="3129307">
            <text:p>3,129,307</text:p>
          </table:table-cell>
          <table:table-cell office:value-type="float" office:value="3864763">
            <text:p>3,864,763</text:p>
          </table:table-cell>
          <table:table-cell table:style-name="ce1" office:value-type="float" office:value="4412721">
            <text:p>4,412,721</text:p>
          </table:table-cell>
          <table:table-cell table:style-name="ce1" office:value-type="float" office:value="4144704">
            <text:p>4,144,704</text:p>
          </table:table-cell>
          <table:table-cell/>
          <table:table-cell table:style-name="ce1"/>
        </table:table-row>
        <table:table-row table:style-name="ro1">
          <table:table-cell office:value-type="float" office:value="40">
            <text:p>40</text:p>
          </table:table-cell>
          <table:table-cell table:style-name="ce1" office:value-type="float" office:value="5091974">
            <text:p>5,091,974</text:p>
          </table:table-cell>
          <table:table-cell table:style-name="ce1" office:value-type="float" office:value="4959949">
            <text:p>4,959,949</text:p>
          </table:table-cell>
          <table:table-cell table:style-name="ce1" office:value-type="float" office:value="4599747">
            <text:p>4,599,747</text:p>
          </table:table-cell>
          <table:table-cell table:style-name="ce1" office:value-type="float" office:value="4610116">
            <text:p>4,610,116</text:p>
          </table:table-cell>
          <table:table-cell office:value-type="float" office:value="4215587">
            <text:p>4,215,587</text:p>
          </table:table-cell>
          <table:table-cell office:value-type="float" office:value="5236800">
            <text:p>5,236,800</text:p>
          </table:table-cell>
          <table:table-cell table:style-name="ce1" office:value-type="float" office:value="5889777">
            <text:p>5,889,777</text:p>
          </table:table-cell>
          <table:table-cell table:style-name="ce1" office:value-type="float" office:value="5624877">
            <text:p>5,624,877</text:p>
          </table:table-cell>
          <table:table-cell/>
          <table:table-cell table:style-name="ce1"/>
        </table:table-row>
        <table:table-row table:style-name="ro1">
          <table:table-cell office:value-type="float" office:value="50">
            <text:p>50</text:p>
          </table:table-cell>
          <table:table-cell table:style-name="ce1" office:value-type="float" office:value="6428272">
            <text:p>6,428,272</text:p>
          </table:table-cell>
          <table:table-cell table:style-name="ce1" office:value-type="float" office:value="6216329">
            <text:p>6,216,329</text:p>
          </table:table-cell>
          <table:table-cell table:style-name="ce1" office:value-type="float" office:value="5744214">
            <text:p>5,744,214</text:p>
          </table:table-cell>
          <table:table-cell table:style-name="ce1" office:value-type="float" office:value="5739785">
            <text:p>5,739,785</text:p>
          </table:table-cell>
          <table:table-cell office:value-type="float" office:value="5401490">
            <text:p>5,401,490</text:p>
          </table:table-cell>
          <table:table-cell office:value-type="float" office:value="6597948">
            <text:p>6,597,948</text:p>
          </table:table-cell>
          <table:table-cell table:style-name="ce1" office:value-type="float" office:value="7387518">
            <text:p>7,387,518</text:p>
          </table:table-cell>
          <table:table-cell table:style-name="ce1" office:value-type="float" office:value="7039754">
            <text:p>7,039,754</text:p>
          </table:table-cell>
          <table:table-cell/>
          <table:table-cell table:style-name="ce1"/>
        </table:table-row>
        <table:table-row table:style-name="ro1">
          <table:table-cell office:value-type="float" office:value="60">
            <text:p>60</text:p>
          </table:table-cell>
          <table:table-cell table:style-name="ce1" office:value-type="float" office:value="7727946">
            <text:p>7,727,946</text:p>
          </table:table-cell>
          <table:table-cell table:style-name="ce1" office:value-type="float" office:value="7512661">
            <text:p>7,512,661</text:p>
          </table:table-cell>
          <table:table-cell table:style-name="ce1" office:value-type="float" office:value="6906727">
            <text:p>6,906,727</text:p>
          </table:table-cell>
          <table:table-cell table:style-name="ce1" office:value-type="float" office:value="6848827">
            <text:p>6,848,827</text:p>
          </table:table-cell>
          <table:table-cell office:value-type="float" office:value="6530288">
            <text:p>6,530,288</text:p>
          </table:table-cell>
          <table:table-cell office:value-type="float" office:value="7984443">
            <text:p>7,984,443</text:p>
          </table:table-cell>
          <table:table-cell table:style-name="ce1" office:value-type="float" office:value="8827171">
            <text:p>8,827,171</text:p>
          </table:table-cell>
          <table:table-cell table:style-name="ce1" office:value-type="float" office:value="8538735">
            <text:p>8,538,735</text:p>
          </table:table-cell>
          <table:table-cell/>
          <table:table-cell table:style-name="ce1"/>
        </table:table-row>
        <table:table-row table:style-name="ro1">
          <table:table-cell office:value-type="float" office:value="70">
            <text:p>70</text:p>
          </table:table-cell>
          <table:table-cell table:style-name="ce1" office:value-type="float" office:value="9007128">
            <text:p>9,007,128</text:p>
          </table:table-cell>
          <table:table-cell table:style-name="ce1" office:value-type="float" office:value="8819245">
            <text:p>8,819,245</text:p>
          </table:table-cell>
          <table:table-cell table:style-name="ce1" office:value-type="float" office:value="8047504">
            <text:p>8,047,504</text:p>
          </table:table-cell>
          <table:table-cell table:style-name="ce1" office:value-type="float" office:value="7926120">
            <text:p>7,926,120</text:p>
          </table:table-cell>
          <table:table-cell office:value-type="float" office:value="7549375">
            <text:p>7,549,375</text:p>
          </table:table-cell>
          <table:table-cell office:value-type="float" office:value="9539273">
            <text:p>9,539,273</text:p>
          </table:table-cell>
          <table:table-cell table:style-name="ce1" office:value-type="float" office:value="10328596">
            <text:p>10,328,596</text:p>
          </table:table-cell>
          <table:table-cell table:style-name="ce1" office:value-type="float" office:value="9955622">
            <text:p>9,955,622</text:p>
          </table:table-cell>
          <table:table-cell/>
          <table:table-cell table:style-name="ce1"/>
        </table:table-row>
        <table:table-row table:style-name="ro1">
          <table:table-cell office:value-type="float" office:value="80">
            <text:p>80</text:p>
          </table:table-cell>
          <table:table-cell table:style-name="ce1" office:value-type="float" office:value="10178537">
            <text:p>10,178,537</text:p>
          </table:table-cell>
          <table:table-cell table:style-name="ce1" office:value-type="float" office:value="10133338">
            <text:p>10,133,338</text:p>
          </table:table-cell>
          <table:table-cell table:style-name="ce1" office:value-type="float" office:value="9194738">
            <text:p>9,194,738</text:p>
          </table:table-cell>
          <table:table-cell table:style-name="ce1" office:value-type="float" office:value="9011281">
            <text:p>9,011,281</text:p>
          </table:table-cell>
          <table:table-cell office:value-type="float" office:value="8666889">
            <text:p>8,666,889</text:p>
          </table:table-cell>
          <table:table-cell office:value-type="float" office:value="11086768">
            <text:p>11,086,768</text:p>
          </table:table-cell>
          <table:table-cell table:style-name="ce1" office:value-type="float" office:value="11789262">
            <text:p>11,789,262</text:p>
          </table:table-cell>
          <table:table-cell table:style-name="ce1" office:value-type="float" office:value="11425107">
            <text:p>11,425,107</text:p>
          </table:table-cell>
          <table:table-cell/>
          <table:table-cell table:style-name="ce1"/>
        </table:table-row>
        <table:table-row table:style-name="ro1">
          <table:table-cell office:value-type="float" office:value="90">
            <text:p>90</text:p>
          </table:table-cell>
          <table:table-cell table:style-name="ce1" office:value-type="float" office:value="11526664">
            <text:p>11,526,664</text:p>
          </table:table-cell>
          <table:table-cell table:style-name="ce1" office:value-type="float" office:value="11384091">
            <text:p>11,384,091</text:p>
          </table:table-cell>
          <table:table-cell table:style-name="ce1" office:value-type="float" office:value="10328378">
            <text:p>10,328,378</text:p>
          </table:table-cell>
          <table:table-cell table:style-name="ce1" office:value-type="float" office:value="10073619">
            <text:p>10,073,619</text:p>
          </table:table-cell>
          <table:table-cell office:value-type="float" office:value="9812909">
            <text:p>9,812,909</text:p>
          </table:table-cell>
          <table:table-cell office:value-type="float" office:value="12427001">
            <text:p>12,427,001</text:p>
          </table:table-cell>
          <table:table-cell table:style-name="ce1" office:value-type="float" office:value="13264382">
            <text:p>13,264,382</text:p>
          </table:table-cell>
          <table:table-cell table:style-name="ce1" office:value-type="float" office:value="12892560">
            <text:p>12,892,560</text:p>
          </table:table-cell>
          <table:table-cell/>
          <table:table-cell table:style-name="ce1"/>
        </table:table-row>
        <table:table-row table:style-name="ro1">
          <table:table-cell office:value-type="float" office:value="100">
            <text:p>100</text:p>
          </table:table-cell>
          <table:table-cell table:style-name="ce1" office:value-type="float" office:value="12943350">
            <text:p>12,943,350</text:p>
          </table:table-cell>
          <table:table-cell table:style-name="ce1" office:value-type="float" office:value="12663306">
            <text:p>12,663,306</text:p>
          </table:table-cell>
          <table:table-cell table:style-name="ce1" office:value-type="float" office:value="11470031">
            <text:p>11,470,031</text:p>
          </table:table-cell>
          <table:table-cell table:style-name="ce1" office:value-type="float" office:value="11145875">
            <text:p>11,145,875</text:p>
          </table:table-cell>
          <table:table-cell office:value-type="float" office:value="10920371">
            <text:p>10,920,371</text:p>
          </table:table-cell>
          <table:table-cell office:value-type="float" office:value="13717432">
            <text:p>13,717,432</text:p>
          </table:table-cell>
          <table:table-cell table:style-name="ce1" office:value-type="float" office:value="14639634">
            <text:p>14,639,634</text:p>
          </table:table-cell>
          <table:table-cell table:style-name="ce1" office:value-type="float" office:value="14386643">
            <text:p>14,386,643</text:p>
          </table:table-cell>
          <table:table-cell/>
          <table:table-cell table:style-name="ce1"/>
        </table:table-row>
        <table:table-row table:style-name="ro1">
          <table:table-cell office:value-type="float" office:value="110">
            <text:p>110</text:p>
          </table:table-cell>
          <table:table-cell table:style-name="ce1" office:value-type="float" office:value="14225524">
            <text:p>14,225,524</text:p>
          </table:table-cell>
          <table:table-cell table:style-name="ce1" office:value-type="float" office:value="13912840">
            <text:p>13,912,840</text:p>
          </table:table-cell>
          <table:table-cell table:style-name="ce1" office:value-type="float" office:value="12640240">
            <text:p>12,640,240</text:p>
          </table:table-cell>
          <table:table-cell table:style-name="ce1" office:value-type="float" office:value="12300531">
            <text:p>12,300,531</text:p>
          </table:table-cell>
          <table:table-cell office:value-type="float" office:value="12020490">
            <text:p>12,020,490</text:p>
          </table:table-cell>
          <table:table-cell office:value-type="float" office:value="15201909">
            <text:p>15,201,909</text:p>
          </table:table-cell>
          <table:table-cell table:style-name="ce1" office:value-type="float" office:value="16037114">
            <text:p>16,037,114</text:p>
          </table:table-cell>
          <table:table-cell table:style-name="ce1" office:value-type="float" office:value="15878680">
            <text:p>15,878,680</text:p>
          </table:table-cell>
          <table:table-cell/>
          <table:table-cell table:style-name="ce1"/>
        </table:table-row>
        <table:table-row table:style-name="ro1">
          <table:table-cell office:value-type="float" office:value="120">
            <text:p>120</text:p>
          </table:table-cell>
          <table:table-cell table:style-name="ce1" office:value-type="float" office:value="15580049">
            <text:p>15,580,049</text:p>
          </table:table-cell>
          <table:table-cell table:style-name="ce1" office:value-type="float" office:value="15154037">
            <text:p>15,154,037</text:p>
          </table:table-cell>
          <table:table-cell table:style-name="ce1" office:value-type="float" office:value="13809121">
            <text:p>13,809,121</text:p>
          </table:table-cell>
          <table:table-cell table:style-name="ce1" office:value-type="float" office:value="13455375">
            <text:p>13,455,375</text:p>
          </table:table-cell>
          <table:table-cell office:value-type="float" office:value="13185228">
            <text:p>13,185,228</text:p>
          </table:table-cell>
          <table:table-cell office:value-type="float" office:value="16574974">
            <text:p>16,574,974</text:p>
          </table:table-cell>
          <table:table-cell table:style-name="ce1" office:value-type="float" office:value="17312165">
            <text:p>17,312,165</text:p>
          </table:table-cell>
          <table:table-cell table:style-name="ce1" office:value-type="float" office:value="17271958">
            <text:p>17,271,958</text:p>
          </table:table-cell>
          <table:table-cell/>
          <table:table-cell table:style-name="ce1"/>
        </table:table-row>
        <table:table-row table:style-name="ro1">
          <table:table-cell office:value-type="float" office:value="130">
            <text:p>130</text:p>
          </table:table-cell>
          <table:table-cell table:style-name="ce1" office:value-type="float" office:value="16914247">
            <text:p>16,914,247</text:p>
          </table:table-cell>
          <table:table-cell table:style-name="ce1" office:value-type="float" office:value="16413029">
            <text:p>16,413,029</text:p>
          </table:table-cell>
          <table:table-cell table:style-name="ce1" office:value-type="float" office:value="14978875">
            <text:p>14,978,875</text:p>
          </table:table-cell>
          <table:table-cell table:style-name="ce1" office:value-type="float" office:value="14570521">
            <text:p>14,570,521</text:p>
          </table:table-cell>
          <table:table-cell office:value-type="float" office:value="14249154">
            <text:p>14,249,154</text:p>
          </table:table-cell>
          <table:table-cell office:value-type="float" office:value="17750592">
            <text:p>17,750,592</text:p>
          </table:table-cell>
          <table:table-cell table:style-name="ce1" office:value-type="float" office:value="18753759">
            <text:p>18,753,759</text:p>
          </table:table-cell>
          <table:table-cell table:style-name="ce1" office:value-type="float" office:value="18744602">
            <text:p>18,744,602</text:p>
          </table:table-cell>
          <table:table-cell/>
          <table:table-cell table:style-name="ce1"/>
        </table:table-row>
        <table:table-row table:style-name="ro1">
          <table:table-cell office:value-type="float" office:value="140">
            <text:p>140</text:p>
          </table:table-cell>
          <table:table-cell table:style-name="ce1" office:value-type="float" office:value="18326595">
            <text:p>18,326,595</text:p>
          </table:table-cell>
          <table:table-cell table:style-name="ce1" office:value-type="float" office:value="17641185">
            <text:p>17,641,185</text:p>
          </table:table-cell>
          <table:table-cell table:style-name="ce1" office:value-type="float" office:value="16124817">
            <text:p>16,124,817</text:p>
          </table:table-cell>
          <table:table-cell table:style-name="ce1" office:value-type="float" office:value="15626982">
            <text:p>15,626,982</text:p>
          </table:table-cell>
          <table:table-cell office:value-type="float" office:value="15325753">
            <text:p>15,325,753</text:p>
          </table:table-cell>
          <table:table-cell office:value-type="float" office:value="18975861">
            <text:p>18,975,861</text:p>
          </table:table-cell>
          <table:table-cell table:style-name="ce1" office:value-type="float" office:value="20227869">
            <text:p>20,227,869</text:p>
          </table:table-cell>
          <table:table-cell table:style-name="ce1" office:value-type="float" office:value="20231113">
            <text:p>20,231,113</text:p>
          </table:table-cell>
          <table:table-cell/>
          <table:table-cell table:style-name="ce1"/>
        </table:table-row>
        <table:table-row table:style-name="ro1">
          <table:table-cell office:value-type="float" office:value="150">
            <text:p>150</text:p>
          </table:table-cell>
          <table:table-cell table:style-name="ce1" office:value-type="float" office:value="19622872">
            <text:p>19,622,872</text:p>
          </table:table-cell>
          <table:table-cell table:style-name="ce1" office:value-type="float" office:value="18888631">
            <text:p>18,888,631</text:p>
          </table:table-cell>
          <table:table-cell table:style-name="ce1" office:value-type="float" office:value="17252009">
            <text:p>17,252,009</text:p>
          </table:table-cell>
          <table:table-cell table:style-name="ce1" office:value-type="float" office:value="16718937">
            <text:p>16,718,937</text:p>
          </table:table-cell>
          <table:table-cell office:value-type="float" office:value="16342865">
            <text:p>16,342,865</text:p>
          </table:table-cell>
          <table:table-cell office:value-type="float" office:value="20344869">
            <text:p>20,344,869</text:p>
          </table:table-cell>
          <table:table-cell table:style-name="ce1" office:value-type="float" office:value="21570833">
            <text:p>21,570,833</text:p>
          </table:table-cell>
          <table:table-cell table:style-name="ce1" office:value-type="float" office:value="21697511">
            <text:p>21,697,511</text:p>
          </table:table-cell>
          <table:table-cell/>
          <table:table-cell table:style-name="ce1"/>
        </table:table-row>
        <table:table-row table:style-name="ro1">
          <table:table-cell office:value-type="float" office:value="160">
            <text:p>160</text:p>
          </table:table-cell>
          <table:table-cell table:style-name="ce1" office:value-type="float" office:value="20934527">
            <text:p>20,934,527</text:p>
          </table:table-cell>
          <table:table-cell table:style-name="ce1" office:value-type="float" office:value="20144873">
            <text:p>20,144,873</text:p>
          </table:table-cell>
          <table:table-cell table:style-name="ce1" office:value-type="float" office:value="18361694">
            <text:p>18,361,694</text:p>
          </table:table-cell>
          <table:table-cell table:style-name="ce1" office:value-type="float" office:value="17814780">
            <text:p>17,814,780</text:p>
          </table:table-cell>
          <table:table-cell office:value-type="float" office:value="17368024">
            <text:p>17,368,024</text:p>
          </table:table-cell>
          <table:table-cell office:value-type="float" office:value="21630202">
            <text:p>21,630,202</text:p>
          </table:table-cell>
          <table:table-cell table:style-name="ce1" office:value-type="float" office:value="23093169">
            <text:p>23,093,169</text:p>
          </table:table-cell>
          <table:table-cell table:style-name="ce1" office:value-type="float" office:value="23145695">
            <text:p>23,145,695</text:p>
          </table:table-cell>
          <table:table-cell/>
          <table:table-cell table:style-name="ce1"/>
        </table:table-row>
        <table:table-row table:style-name="ro1">
          <table:table-cell office:value-type="float" office:value="170">
            <text:p>170</text:p>
          </table:table-cell>
          <table:table-cell table:style-name="ce1" office:value-type="float" office:value="22219216">
            <text:p>22,219,216</text:p>
          </table:table-cell>
          <table:table-cell table:style-name="ce1" office:value-type="float" office:value="21482840">
            <text:p>21,482,840</text:p>
          </table:table-cell>
          <table:table-cell table:style-name="ce1" office:value-type="float" office:value="19464005">
            <text:p>19,464,005</text:p>
          </table:table-cell>
          <table:table-cell table:style-name="ce1" office:value-type="float" office:value="18880303">
            <text:p>18,880,303</text:p>
          </table:table-cell>
          <table:table-cell office:value-type="float" office:value="18444822">
            <text:p>18,444,822</text:p>
          </table:table-cell>
          <table:table-cell office:value-type="float" office:value="22988751">
            <text:p>22,988,751</text:p>
          </table:table-cell>
          <table:table-cell table:style-name="ce1" office:value-type="float" office:value="24619268">
            <text:p>24,619,268</text:p>
          </table:table-cell>
          <table:table-cell table:style-name="ce1" office:value-type="float" office:value="24451643">
            <text:p>24,451,643</text:p>
          </table:table-cell>
          <table:table-cell/>
          <table:table-cell table:style-name="ce1"/>
        </table:table-row>
        <table:table-row table:style-name="ro1">
          <table:table-cell office:value-type="float" office:value="180">
            <text:p>180</text:p>
          </table:table-cell>
          <table:table-cell table:style-name="ce1" office:value-type="float" office:value="23646441">
            <text:p>23,646,441</text:p>
          </table:table-cell>
          <table:table-cell table:style-name="ce1" office:value-type="float" office:value="22732326">
            <text:p>22,732,326</text:p>
          </table:table-cell>
          <table:table-cell table:style-name="ce1" office:value-type="float" office:value="20597973">
            <text:p>20,597,973</text:p>
          </table:table-cell>
          <table:table-cell table:style-name="ce1" office:value-type="float" office:value="19993452">
            <text:p>19,993,452</text:p>
          </table:table-cell>
          <table:table-cell office:value-type="float" office:value="19537888">
            <text:p>19,537,888</text:p>
          </table:table-cell>
          <table:table-cell office:value-type="float" office:value="24171481">
            <text:p>24,171,481</text:p>
          </table:table-cell>
          <table:table-cell table:style-name="ce1" office:value-type="float" office:value="26146933">
            <text:p>26,146,933</text:p>
          </table:table-cell>
          <table:table-cell table:style-name="ce1" office:value-type="float" office:value="25816589">
            <text:p>25,816,589</text:p>
          </table:table-cell>
          <table:table-cell/>
          <table:table-cell table:style-name="ce1"/>
        </table:table-row>
        <table:table-row table:style-name="ro1">
          <table:table-cell office:value-type="float" office:value="190">
            <text:p>190</text:p>
          </table:table-cell>
          <table:table-cell table:style-name="ce1" office:value-type="float" office:value="24917969">
            <text:p>24,917,969</text:p>
          </table:table-cell>
          <table:table-cell table:style-name="ce1" office:value-type="float" office:value="23987949">
            <text:p>23,987,949</text:p>
          </table:table-cell>
          <table:table-cell table:style-name="ce1" office:value-type="float" office:value="21771924">
            <text:p>21,771,924</text:p>
          </table:table-cell>
          <table:table-cell table:style-name="ce1" office:value-type="float" office:value="21047726">
            <text:p>21,047,726</text:p>
          </table:table-cell>
          <table:table-cell office:value-type="float" office:value="20773922">
            <text:p>20,773,922</text:p>
          </table:table-cell>
          <table:table-cell office:value-type="float" office:value="25475744">
            <text:p>25,475,744</text:p>
          </table:table-cell>
          <table:table-cell table:style-name="ce1" office:value-type="float" office:value="27595968">
            <text:p>27,595,968</text:p>
          </table:table-cell>
          <table:table-cell table:style-name="ce1" office:value-type="float" office:value="27307338">
            <text:p>27,307,338</text:p>
          </table:table-cell>
          <table:table-cell/>
          <table:table-cell table:style-name="ce1"/>
        </table:table-row>
        <table:table-row table:style-name="ro1">
          <table:table-cell office:value-type="float" office:value="200">
            <text:p>200</text:p>
          </table:table-cell>
          <table:table-cell table:style-name="ce1" office:value-type="float" office:value="26188164">
            <text:p>26,188,164</text:p>
          </table:table-cell>
          <table:table-cell table:style-name="ce1" office:value-type="float" office:value="25223367">
            <text:p>25,223,367</text:p>
          </table:table-cell>
          <table:table-cell table:style-name="ce1" office:value-type="float" office:value="22937189">
            <text:p>22,937,189</text:p>
          </table:table-cell>
          <table:table-cell table:style-name="ce1" office:value-type="float" office:value="22124707">
            <text:p>22,124,707</text:p>
          </table:table-cell>
          <table:table-cell office:value-type="float" office:value="21847921">
            <text:p>21,847,921</text:p>
          </table:table-cell>
          <table:table-cell office:value-type="float" office:value="26877429">
            <text:p>26,877,429</text:p>
          </table:table-cell>
          <table:table-cell table:style-name="ce1" office:value-type="float" office:value="29090755">
            <text:p>29,090,755</text:p>
          </table:table-cell>
          <table:table-cell table:style-name="ce1" office:value-type="float" office:value="28819618">
            <text:p>28,819,618</text:p>
          </table:table-cell>
          <table:table-cell/>
          <table:table-cell table:style-name="ce1"/>
        </table:table-row>
        <table:table-row table:style-name="ro1">
          <table:table-cell office:value-type="float" office:value="210">
            <text:p>210</text:p>
          </table:table-cell>
          <table:table-cell table:style-name="ce1" office:value-type="float" office:value="27510611">
            <text:p>27,510,611</text:p>
          </table:table-cell>
          <table:table-cell table:style-name="ce1" office:value-type="float" office:value="26463328">
            <text:p>26,463,328</text:p>
          </table:table-cell>
          <table:table-cell table:style-name="ce1" office:value-type="float" office:value="24096568">
            <text:p>24,096,568</text:p>
          </table:table-cell>
          <table:table-cell table:style-name="ce1" office:value-type="float" office:value="23180645">
            <text:p>23,180,645</text:p>
          </table:table-cell>
          <table:table-cell office:value-type="float" office:value="22955341">
            <text:p>22,955,341</text:p>
          </table:table-cell>
          <table:table-cell office:value-type="float" office:value="28264901">
            <text:p>28,264,901</text:p>
          </table:table-cell>
          <table:table-cell table:style-name="ce1" office:value-type="float" office:value="30523963">
            <text:p>30,523,963</text:p>
          </table:table-cell>
          <table:table-cell table:style-name="ce1" office:value-type="float" office:value="30291436">
            <text:p>30,291,436</text:p>
          </table:table-cell>
          <table:table-cell/>
          <table:table-cell table:style-name="ce1"/>
        </table:table-row>
        <table:table-row table:style-name="ro1">
          <table:table-cell office:value-type="float" office:value="220">
            <text:p>220</text:p>
          </table:table-cell>
          <table:table-cell table:style-name="ce1" office:value-type="float" office:value="28888545">
            <text:p>28,888,545</text:p>
          </table:table-cell>
          <table:table-cell table:style-name="ce1" office:value-type="float" office:value="27712503">
            <text:p>27,712,503</text:p>
          </table:table-cell>
          <table:table-cell table:style-name="ce1" office:value-type="float" office:value="25360657">
            <text:p>25,360,657</text:p>
          </table:table-cell>
          <table:table-cell table:style-name="ce1" office:value-type="float" office:value="24227318">
            <text:p>24,227,318</text:p>
          </table:table-cell>
          <table:table-cell office:value-type="float" office:value="24000798">
            <text:p>24,000,798</text:p>
          </table:table-cell>
          <table:table-cell office:value-type="float" office:value="29345150">
            <text:p>29,345,150</text:p>
          </table:table-cell>
          <table:table-cell table:style-name="ce1" office:value-type="float" office:value="31975289">
            <text:p>31,975,289</text:p>
          </table:table-cell>
          <table:table-cell table:style-name="ce1" office:value-type="float" office:value="31797360">
            <text:p>31,797,360</text:p>
          </table:table-cell>
          <table:table-cell/>
          <table:table-cell table:style-name="ce1"/>
        </table:table-row>
        <table:table-row table:style-name="ro1">
          <table:table-cell office:value-type="float" office:value="230">
            <text:p>230</text:p>
          </table:table-cell>
          <table:table-cell table:style-name="ce1" office:value-type="float" office:value="30129254">
            <text:p>30,129,254</text:p>
          </table:table-cell>
          <table:table-cell table:style-name="ce1" office:value-type="float" office:value="28965772">
            <text:p>28,965,772</text:p>
          </table:table-cell>
          <table:table-cell table:style-name="ce1" office:value-type="float" office:value="26659152">
            <text:p>26,659,152</text:p>
          </table:table-cell>
          <table:table-cell table:style-name="ce1" office:value-type="float" office:value="25262881">
            <text:p>25,262,881</text:p>
          </table:table-cell>
          <table:table-cell office:value-type="float" office:value="25094568">
            <text:p>25,094,568</text:p>
          </table:table-cell>
          <table:table-cell office:value-type="float" office:value="30614162">
            <text:p>30,614,162</text:p>
          </table:table-cell>
          <table:table-cell table:style-name="ce1" office:value-type="float" office:value="33514873">
            <text:p>33,514,873</text:p>
          </table:table-cell>
          <table:table-cell table:style-name="ce1" office:value-type="float" office:value="33239129">
            <text:p>33,239,129</text:p>
          </table:table-cell>
          <table:table-cell/>
          <table:table-cell table:style-name="ce1"/>
        </table:table-row>
        <table:table-row table:style-name="ro1">
          <table:table-cell office:value-type="float" office:value="240">
            <text:p>240</text:p>
          </table:table-cell>
          <table:table-cell table:style-name="ce1" office:value-type="float" office:value="31379636">
            <text:p>31,379,636</text:p>
          </table:table-cell>
          <table:table-cell table:style-name="ce1" office:value-type="float" office:value="30253961">
            <text:p>30,253,961</text:p>
          </table:table-cell>
          <table:table-cell table:style-name="ce1" office:value-type="float" office:value="27852211">
            <text:p>27,852,211</text:p>
          </table:table-cell>
          <table:table-cell table:style-name="ce1" office:value-type="float" office:value="26420469">
            <text:p>26,420,469</text:p>
          </table:table-cell>
          <table:table-cell office:value-type="float" office:value="26170922">
            <text:p>26,170,922</text:p>
          </table:table-cell>
          <table:table-cell office:value-type="float" office:value="31708549">
            <text:p>31,708,549</text:p>
          </table:table-cell>
          <table:table-cell table:style-name="ce1" office:value-type="float" office:value="34771866">
            <text:p>34,771,866</text:p>
          </table:table-cell>
          <table:table-cell table:style-name="ce1" office:value-type="float" office:value="34631859">
            <text:p>34,631,859</text:p>
          </table:table-cell>
          <table:table-cell/>
          <table:table-cell table:style-name="ce1"/>
        </table:table-row>
        <table:table-row table:style-name="ro1">
          <table:table-cell office:value-type="float" office:value="250">
            <text:p>250</text:p>
          </table:table-cell>
          <table:table-cell table:style-name="ce1" office:value-type="float" office:value="32636171">
            <text:p>32,636,171</text:p>
          </table:table-cell>
          <table:table-cell table:style-name="ce1" office:value-type="float" office:value="31528349">
            <text:p>31,528,349</text:p>
          </table:table-cell>
          <table:table-cell table:style-name="ce1" office:value-type="float" office:value="29042458">
            <text:p>29,042,458</text:p>
          </table:table-cell>
          <table:table-cell table:style-name="ce1" office:value-type="float" office:value="27549124">
            <text:p>27,549,124</text:p>
          </table:table-cell>
          <table:table-cell office:value-type="float" office:value="27276208">
            <text:p>27,276,208</text:p>
          </table:table-cell>
          <table:table-cell office:value-type="float" office:value="33009120">
            <text:p>33,009,120</text:p>
          </table:table-cell>
          <table:table-cell table:style-name="ce1" office:value-type="float" office:value="36204767">
            <text:p>36,204,767</text:p>
          </table:table-cell>
          <table:table-cell table:style-name="ce1" office:value-type="float" office:value="36120763">
            <text:p>36,120,763</text:p>
          </table:table-cell>
          <table:table-cell/>
          <table:table-cell table:style-name="ce1"/>
        </table:table-row>
        <table:table-row table:style-name="ro1">
          <table:table-cell office:value-type="float" office:value="260">
            <text:p>260</text:p>
          </table:table-cell>
          <table:table-cell table:style-name="ce1" office:value-type="float" office:value="33906060">
            <text:p>33,906,060</text:p>
          </table:table-cell>
          <table:table-cell table:style-name="ce1" office:value-type="float" office:value="32871551">
            <text:p>32,871,551</text:p>
          </table:table-cell>
          <table:table-cell table:style-name="ce1" office:value-type="float" office:value="30166479">
            <text:p>30,166,479</text:p>
          </table:table-cell>
          <table:table-cell table:style-name="ce1" office:value-type="float" office:value="28641154">
            <text:p>28,641,154</text:p>
          </table:table-cell>
          <table:table-cell office:value-type="float" office:value="28333284">
            <text:p>28,333,284</text:p>
          </table:table-cell>
          <table:table-cell office:value-type="float" office:value="34249086">
            <text:p>34,249,086</text:p>
          </table:table-cell>
          <table:table-cell table:style-name="ce1" office:value-type="float" office:value="37620773">
            <text:p>37,620,773</text:p>
          </table:table-cell>
          <table:table-cell table:style-name="ce1" office:value-type="float" office:value="37621280">
            <text:p>37,621,280</text:p>
          </table:table-cell>
          <table:table-cell/>
          <table:table-cell table:style-name="ce1"/>
        </table:table-row>
        <table:table-row table:style-name="ro1">
          <table:table-cell office:value-type="float" office:value="270">
            <text:p>270</text:p>
          </table:table-cell>
          <table:table-cell table:style-name="ce1" office:value-type="float" office:value="35192886">
            <text:p>35,192,886</text:p>
          </table:table-cell>
          <table:table-cell table:style-name="ce1" office:value-type="float" office:value="34144903">
            <text:p>34,144,903</text:p>
          </table:table-cell>
          <table:table-cell table:style-name="ce1" office:value-type="float" office:value="31300190">
            <text:p>31,300,190</text:p>
          </table:table-cell>
          <table:table-cell table:style-name="ce1" office:value-type="float" office:value="29835689">
            <text:p>29,835,689</text:p>
          </table:table-cell>
          <table:table-cell office:value-type="float" office:value="29380470">
            <text:p>29,380,470</text:p>
          </table:table-cell>
          <table:table-cell office:value-type="float" office:value="35492069">
            <text:p>35,492,069</text:p>
          </table:table-cell>
          <table:table-cell table:style-name="ce1" office:value-type="float" office:value="38755571">
            <text:p>38,755,571</text:p>
          </table:table-cell>
          <table:table-cell table:style-name="ce1" office:value-type="float" office:value="38875382">
            <text:p>38,875,382</text:p>
          </table:table-cell>
          <table:table-cell/>
          <table:table-cell table:style-name="ce1"/>
        </table:table-row>
        <table:table-row table:style-name="ro1">
          <table:table-cell office:value-type="float" office:value="280">
            <text:p>280</text:p>
          </table:table-cell>
          <table:table-cell table:style-name="ce1" office:value-type="float" office:value="36648004">
            <text:p>36,648,004</text:p>
          </table:table-cell>
          <table:table-cell table:style-name="ce1" office:value-type="float" office:value="35393957">
            <text:p>35,393,957</text:p>
          </table:table-cell>
          <table:table-cell table:style-name="ce1" office:value-type="float" office:value="32399962">
            <text:p>32,399,962</text:p>
          </table:table-cell>
          <table:table-cell table:style-name="ce1" office:value-type="float" office:value="31002492">
            <text:p>31,002,492</text:p>
          </table:table-cell>
          <table:table-cell office:value-type="float" office:value="30493432">
            <text:p>30,493,432</text:p>
          </table:table-cell>
          <table:table-cell office:value-type="float" office:value="36686137">
            <text:p>36,686,137</text:p>
          </table:table-cell>
          <table:table-cell table:style-name="ce1" office:value-type="float" office:value="40187324">
            <text:p>40,187,324</text:p>
          </table:table-cell>
          <table:table-cell table:style-name="ce1" office:value-type="float" office:value="40174434">
            <text:p>40,174,434</text:p>
          </table:table-cell>
          <table:table-cell/>
          <table:table-cell table:style-name="ce1"/>
        </table:table-row>
        <table:table-row table:style-name="ro1">
          <table:table-cell office:value-type="float" office:value="290">
            <text:p>290</text:p>
          </table:table-cell>
          <table:table-cell table:style-name="ce1" office:value-type="float" office:value="37937895">
            <text:p>37,937,895</text:p>
          </table:table-cell>
          <table:table-cell table:style-name="ce1" office:value-type="float" office:value="36625302">
            <text:p>36,625,302</text:p>
          </table:table-cell>
          <table:table-cell table:style-name="ce1" office:value-type="float" office:value="33515567">
            <text:p>33,515,567</text:p>
          </table:table-cell>
          <table:table-cell table:style-name="ce1" office:value-type="float" office:value="32081073">
            <text:p>32,081,073</text:p>
          </table:table-cell>
          <table:table-cell office:value-type="float" office:value="31604330">
            <text:p>31,604,330</text:p>
          </table:table-cell>
          <table:table-cell office:value-type="float" office:value="37888075">
            <text:p>37,888,075</text:p>
          </table:table-cell>
          <table:table-cell table:style-name="ce1" office:value-type="float" office:value="41516037">
            <text:p>41,516,037</text:p>
          </table:table-cell>
          <table:table-cell table:style-name="ce1" office:value-type="float" office:value="41509822">
            <text:p>41,509,822</text:p>
          </table:table-cell>
          <table:table-cell/>
          <table:table-cell table:style-name="ce1"/>
        </table:table-row>
        <table:table-row table:style-name="ro1">
          <table:table-cell office:value-type="float" office:value="300">
            <text:p>300</text:p>
          </table:table-cell>
          <table:table-cell table:style-name="ce1" office:value-type="float" office:value="39286822">
            <text:p>39,286,822</text:p>
          </table:table-cell>
          <table:table-cell table:style-name="ce1" office:value-type="float" office:value="42096621">
            <text:p>42,096,621</text:p>
          </table:table-cell>
          <table:table-cell table:style-name="ce1" office:value-type="float" office:value="34645343">
            <text:p>34,645,343</text:p>
          </table:table-cell>
          <table:table-cell table:style-name="ce1" office:value-type="float" office:value="41786568">
            <text:p>41,786,568</text:p>
          </table:table-cell>
          <table:table-cell office:value-type="float" office:value="32500897">
            <text:p>32,500,897</text:p>
          </table:table-cell>
          <table:table-cell office:value-type="float" office:value="42160507">
            <text:p>42,160,507</text:p>
          </table:table-cell>
          <table:table-cell table:style-name="ce1" office:value-type="float" office:value="30727221">
            <text:p>30,727,221</text:p>
          </table:table-cell>
          <table:table-cell table:style-name="ce1" office:value-type="float" office:value="44932982">
            <text:p>44,932,982</text:p>
          </table:table-cell>
          <table:table-cell/>
          <table:table-cell table:style-name="ce1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>
            <text:p>Dedicated – Tota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hared – Tota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K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5K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0K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5K</text:p>
          </table:table-cell>
          <table:table-cell table:number-columns-repeated="9"/>
        </table:table-row>
        <table:table-row table:style-name="ro1" table:number-rows-repeated="104853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hrooz Nobakht</meta:initial-creator>
    <meta:creation-date>2013-07-11T22:13:25</meta:creation-date>
    <dc:date>2013-07-11T23:40:47</dc:date>
    <dc:creator>Behrooz Nobakht</dc:creator>
    <meta:editing-duration>PT25M38S</meta:editing-duration>
    <meta:editing-cycles>6</meta:editing-cycles>
    <meta:generator>LibreOffice/4.0.2.2$Linux_X86_64 LibreOffice_project/400m0$Build-2</meta:generator>
    <meta:document-statistic meta:table-count="1" meta:cell-count="2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Ubuntu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Ubuntu Light'" style:font-style-name="Light" fo:font-size="12pt" fo:font-weight="250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2pt" fo:font-weight="250" style:font-size-asian="10pt" style:font-size-complex="10pt"/>
    </style:style>
    <style:style style:name="ch6" style:family="chart">
      <style:chart-properties chart:auto-position="true" style:rotation-angle="0"/>
      <style:text-properties fo:font-family="Ubuntu" style:font-style-name="Regular" fo:font-size="12pt" style:font-size-asian="9pt" style:font-size-complex="9pt"/>
    </style:style>
    <style:style style:name="ch7" style:family="chart" style:data-style-name="N3">
      <style:chart-properties chart:display-label="true" chart:logarithmic="false" chart:minimum="25000000" chart:reverse-direction="false" text:line-break="false" chart:axis-position="0"/>
      <style:graphic-properties svg:stroke-color="#b3b3b3"/>
      <style:text-properties fo:font-family="'Ubuntu Light'" style:font-style-name="Light" fo:font-size="12pt" fo:font-weight="250" style:font-size-asian="10pt" style:font-size-complex="10pt"/>
    </style:style>
    <style:style style:name="ch8" style:family="chart">
      <style:chart-properties chart:auto-position="true" style:rotation-angle="90"/>
      <style:text-properties fo:font-family="Ubuntu" style:font-style-name="Regular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circle" chart:symbol-width="0.25cm" chart:symbol-height="0.25cm">
        <chart:symbol-image/>
      </style:chart-properties>
      <style:graphic-properties svg:stroke-width="0.051cm" svg:stroke-color="#000000" draw:fill-color="#000000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square" chart:symbol-width="0.25cm" chart:symbol-height="0.25cm">
        <chart:symbol-image/>
      </style:chart-properties>
      <style:graphic-properties svg:stroke-width="0.051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95cm" svg:height="12.487cm" xlink:href=".." xlink:type="simple" chart:class="chart:line" chart:style-name="ch1">
        <chart:title svg:x="2.182cm" svg:y="0.385cm" chart:style-name="ch2">
          <text:p>Rate of Asynchronous Message Processing</text:p>
        </chart:title>
        <chart:legend chart:legend-position="end" svg:x="8.724cm" svg:y="5.616cm" style:legend-expansion="high" chart:style-name="ch3"/>
        <chart:plot-area chart:style-name="ch4" table:cell-range-address="Sheet1.B39:Sheet1.B43 Sheet1.B38:Sheet1.B38 Sheet1.B32:Sheet1.I32" chart:data-source-has-labels="both" svg:x="1.448cm" svg:y="1.911cm" svg:width="6.742cm" svg:height="9.176cm">
          <chartooo:coordinate-region svg:x="3.816cm" svg:y="2.15cm" svg:width="4.002cm" svg:height="8.211cm"/>
          <chart:axis chart:dimension="x" chart:name="primary-x" chart:style-name="ch5" chartooo:axis-type="auto">
            <chartooo:date-scale/>
            <chart:title svg:x="3.049cm" svg:y="11.336cm" chart:style-name="ch6">
              <text:p>Number of Actors</text:p>
            </chart:title>
            <chart:categories table:cell-range-address="Sheet1.B40:Sheet1.B43"/>
          </chart:axis>
          <chart:axis chart:dimension="y" chart:name="primary-y" chart:style-name="ch7">
            <chart:title svg:x="0.451cm" svg:y="8.586cm" chart:style-name="ch8">
              <text:p>Number of Messages</text:p>
            </chart:title>
            <chart:grid chart:style-name="ch9" chart:class="major"/>
          </chart:axis>
          <chart:series chart:style-name="ch10" chart:values-cell-range-address="Sheet1.B32:Sheet1.B32 Sheet1.D32:Sheet1.D32 Sheet1.F32:Sheet1.F32 Sheet1.H32:Sheet1.H32" chart:label-cell-address="Sheet1.B38:Sheet1.B38" chart:class="chart:line">
            <chart:data-point chart:repeated="4"/>
          </chart:series>
          <chart:series chart:style-name="ch11" chart:values-cell-range-address="Sheet1.C32:Sheet1.C32 Sheet1.E32:Sheet1.E32 Sheet1.G32:Sheet1.G32 Sheet1.I32:Sheet1.I32" chart:label-cell-address="Sheet1.B39:Sheet1.B3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dicated – Total</text:p>
                <draw:g>
                  <svg:desc>Sheet1.B38:Sheet1.B38</svg:desc>
                </draw:g>
              </table:table-cell>
              <table:table-cell office:value-type="string">
                <text:p>Shared – Total</text:p>
                <draw:g>
                  <svg:desc>Sheet1.B39:Sheet1.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</text:p>
                <draw:g>
                  <svg:desc>Sheet1.B40:Sheet1.B43</svg:desc>
                </draw:g>
              </table:table-cell>
              <table:table-cell office:value-type="float" office:value="39286822">
                <text:p>39286822</text:p>
                <draw:g>
                  <svg:desc>Sheet1.B32:Sheet1.B32 Sheet1.D32:Sheet1.D32 Sheet1.F32:Sheet1.F32 Sheet1.H32:Sheet1.H32</svg:desc>
                </draw:g>
              </table:table-cell>
              <table:table-cell office:value-type="float" office:value="42096621">
                <text:p>42096621</text:p>
                <draw:g>
                  <svg:desc>Sheet1.C32:Sheet1.C32 Sheet1.E32:Sheet1.E32 Sheet1.G32:Sheet1.G32 Sheet1.I32:Sheet1.I32</svg:desc>
                </draw:g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4645343">
                <text:p>34645343</text:p>
              </table:table-cell>
              <table:table-cell office:value-type="float" office:value="41786568">
                <text:p>41786568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32500897">
                <text:p>32500897</text:p>
              </table:table-cell>
              <table:table-cell office:value-type="float" office:value="42160507">
                <text:p>42160507</text:p>
              </table:table-cell>
            </table:table-row>
            <table:table-row>
              <table:table-cell office:value-type="string">
                <text:p>15K</text:p>
              </table:table-cell>
              <table:table-cell office:value-type="float" office:value="30727221">
                <text:p>30727221</text:p>
              </table:table-cell>
              <table:table-cell office:value-type="float" office:value="44932982">
                <text:p>449329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Ubuntu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Ubuntu Light'" style:font-style-name="Light" fo:font-size="12pt" fo:font-weight="250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2pt" fo:font-weight="250" style:font-size-asian="10pt" style:font-size-complex="10pt"/>
    </style:style>
    <style:style style:name="ch6" style:family="chart">
      <style:chart-properties chart:auto-position="true" style:rotation-angle="0"/>
      <style:text-properties fo:font-family="Ubuntu" style:font-style-name="Regular" fo:font-size="12pt" style:font-size-asian="9pt" style:font-size-complex="9pt"/>
    </style:style>
    <style:style style:name="ch7" style:family="chart" style:data-style-name="N3">
      <style:chart-properties chart:display-label="true" chart:logarithmic="false" chart:minimum="25000000" chart:reverse-direction="false" text:line-break="false" chart:axis-position="0"/>
      <style:graphic-properties svg:stroke-color="#b3b3b3"/>
      <style:text-properties fo:font-family="'Ubuntu Light'" style:font-style-name="Light" fo:font-size="12pt" fo:font-weight="250" style:font-size-asian="10pt" style:font-size-complex="10pt"/>
    </style:style>
    <style:style style:name="ch8" style:family="chart">
      <style:chart-properties chart:auto-position="true" style:rotation-angle="90"/>
      <style:text-properties fo:font-family="Ubuntu" style:font-style-name="Regular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circle" chart:symbol-width="0.25cm" chart:symbol-height="0.25cm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square" chart:symbol-width="0.25cm" chart:symbol-height="0.25cm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95cm" svg:height="12.487cm" xlink:href=".." xlink:type="simple" chart:class="chart:line" chart:style-name="ch1">
        <chart:title svg:x="2.182cm" svg:y="0.385cm" chart:style-name="ch2">
          <text:p>Rate of Asynchronous Message Processing</text:p>
        </chart:title>
        <chart:legend chart:legend-position="end" svg:x="8.724cm" svg:y="5.616cm" style:legend-expansion="high" chart:style-name="ch3"/>
        <chart:plot-area chart:style-name="ch4" table:cell-range-address="Sheet1.B39:Sheet1.B43 Sheet1.B38:Sheet1.B38 Sheet1.B32:Sheet1.I32" chart:data-source-has-labels="both" svg:x="1.448cm" svg:y="1.911cm" svg:width="6.742cm" svg:height="9.176cm">
          <chartooo:coordinate-region svg:x="3.816cm" svg:y="2.15cm" svg:width="4.002cm" svg:height="8.211cm"/>
          <chart:axis chart:dimension="x" chart:name="primary-x" chart:style-name="ch5" chartooo:axis-type="auto">
            <chartooo:date-scale/>
            <chart:title svg:x="3.049cm" svg:y="11.336cm" chart:style-name="ch6">
              <text:p>Number of Actors</text:p>
            </chart:title>
            <chart:categories table:cell-range-address="Sheet1.B40:Sheet1.B43"/>
          </chart:axis>
          <chart:axis chart:dimension="y" chart:name="primary-y" chart:style-name="ch7">
            <chart:title svg:x="0.451cm" svg:y="8.586cm" chart:style-name="ch8">
              <text:p>Number of Messages</text:p>
            </chart:title>
            <chart:grid chart:style-name="ch9" chart:class="major"/>
          </chart:axis>
          <chart:series chart:style-name="ch10" chart:values-cell-range-address="Sheet1.B32:Sheet1.B32 Sheet1.D32:Sheet1.D32 Sheet1.F32:Sheet1.F32 Sheet1.H32:Sheet1.H32" chart:label-cell-address="Sheet1.B38:Sheet1.B38" chart:class="chart:line">
            <chart:data-point chart:repeated="4"/>
          </chart:series>
          <chart:series chart:style-name="ch11" chart:values-cell-range-address="Sheet1.C32:Sheet1.C32 Sheet1.E32:Sheet1.E32 Sheet1.G32:Sheet1.G32 Sheet1.I32:Sheet1.I32" chart:label-cell-address="Sheet1.B39:Sheet1.B3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dicated – Total</text:p>
                <draw:g>
                  <svg:desc>Sheet1.B38:Sheet1.B38</svg:desc>
                </draw:g>
              </table:table-cell>
              <table:table-cell office:value-type="string">
                <text:p>Shared – Total</text:p>
                <draw:g>
                  <svg:desc>Sheet1.B39:Sheet1.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</text:p>
                <draw:g>
                  <svg:desc>Sheet1.B40:Sheet1.B43</svg:desc>
                </draw:g>
              </table:table-cell>
              <table:table-cell office:value-type="float" office:value="39286822">
                <text:p>39286822</text:p>
                <draw:g>
                  <svg:desc>Sheet1.B32:Sheet1.B32 Sheet1.D32:Sheet1.D32 Sheet1.F32:Sheet1.F32 Sheet1.H32:Sheet1.H32</svg:desc>
                </draw:g>
              </table:table-cell>
              <table:table-cell office:value-type="float" office:value="42096621">
                <text:p>42096621</text:p>
                <draw:g>
                  <svg:desc>Sheet1.C32:Sheet1.C32 Sheet1.E32:Sheet1.E32 Sheet1.G32:Sheet1.G32 Sheet1.I32:Sheet1.I32</svg:desc>
                </draw:g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4645343">
                <text:p>34645343</text:p>
              </table:table-cell>
              <table:table-cell office:value-type="float" office:value="41786568">
                <text:p>41786568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32500897">
                <text:p>32500897</text:p>
              </table:table-cell>
              <table:table-cell office:value-type="float" office:value="42160507">
                <text:p>42160507</text:p>
              </table:table-cell>
            </table:table-row>
            <table:table-row>
              <table:table-cell office:value-type="string">
                <text:p>15K</text:p>
              </table:table-cell>
              <table:table-cell office:value-type="float" office:value="30727221">
                <text:p>30727221</text:p>
              </table:table-cell>
              <table:table-cell office:value-type="float" office:value="44932982">
                <text:p>449329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Ubuntu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Ubuntu Light'" style:font-style-name="Light" fo:font-size="12pt" fo:font-weight="250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2pt" fo:font-weight="250" style:font-size-asian="10pt" style:font-size-complex="10pt"/>
    </style:style>
    <style:style style:name="ch6" style:family="chart">
      <style:chart-properties chart:auto-position="true" style:rotation-angle="0"/>
      <style:text-properties fo:font-family="Ubuntu" style:font-style-name="Regular" fo:font-size="12pt" style:font-size-asian="9pt" style:font-size-complex="9pt"/>
    </style:style>
    <style:style style:name="ch7" style:family="chart" style:data-style-name="N3">
      <style:chart-properties chart:display-label="true" chart:logarithmic="false" chart:minimum="25000000" chart:reverse-direction="false" text:line-break="false" chart:axis-position="0"/>
      <style:graphic-properties svg:stroke-color="#b3b3b3"/>
      <style:text-properties fo:font-family="'Ubuntu Light'" style:font-style-name="Light" fo:font-size="12pt" fo:font-weight="250" style:font-size-asian="10pt" style:font-size-complex="10pt"/>
    </style:style>
    <style:style style:name="ch8" style:family="chart">
      <style:chart-properties chart:auto-position="true" style:rotation-angle="90"/>
      <style:text-properties fo:font-family="Ubuntu" style:font-style-name="Regular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circle" chart:symbol-width="0.25cm" chart:symbol-height="0.25cm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square" chart:symbol-width="0.25cm" chart:symbol-height="0.25cm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95cm" svg:height="12.487cm" xlink:href=".." xlink:type="simple" chart:class="chart:line" chart:style-name="ch1">
        <chart:title svg:x="2.182cm" svg:y="0.385cm" chart:style-name="ch2">
          <text:p>Rate of Asynchronous Message Processing</text:p>
        </chart:title>
        <chart:legend chart:legend-position="end" svg:x="8.724cm" svg:y="5.616cm" style:legend-expansion="high" chart:style-name="ch3"/>
        <chart:plot-area chart:style-name="ch4" table:cell-range-address="Sheet1.B39:Sheet1.B43 Sheet1.B38:Sheet1.B38 Sheet1.B32:Sheet1.I32" chart:data-source-has-labels="both" svg:x="1.448cm" svg:y="1.911cm" svg:width="6.742cm" svg:height="9.176cm">
          <chartooo:coordinate-region svg:x="3.816cm" svg:y="2.15cm" svg:width="4.002cm" svg:height="8.211cm"/>
          <chart:axis chart:dimension="x" chart:name="primary-x" chart:style-name="ch5" chartooo:axis-type="auto">
            <chartooo:date-scale/>
            <chart:title svg:x="3.049cm" svg:y="11.336cm" chart:style-name="ch6">
              <text:p>Number of Actors</text:p>
            </chart:title>
            <chart:categories table:cell-range-address="Sheet1.B40:Sheet1.B43"/>
          </chart:axis>
          <chart:axis chart:dimension="y" chart:name="primary-y" chart:style-name="ch7">
            <chart:title svg:x="0.451cm" svg:y="8.586cm" chart:style-name="ch8">
              <text:p>Number of Messages</text:p>
            </chart:title>
            <chart:grid chart:style-name="ch9" chart:class="major"/>
          </chart:axis>
          <chart:series chart:style-name="ch10" chart:values-cell-range-address="Sheet1.B32:Sheet1.B32 Sheet1.D32:Sheet1.D32 Sheet1.F32:Sheet1.F32 Sheet1.H32:Sheet1.H32" chart:label-cell-address="Sheet1.B38:Sheet1.B38" chart:class="chart:line">
            <chart:data-point chart:repeated="4"/>
          </chart:series>
          <chart:series chart:style-name="ch11" chart:values-cell-range-address="Sheet1.C32:Sheet1.C32 Sheet1.E32:Sheet1.E32 Sheet1.G32:Sheet1.G32 Sheet1.I32:Sheet1.I32" chart:label-cell-address="Sheet1.B39:Sheet1.B3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dicated – Total</text:p>
                <draw:g>
                  <svg:desc>Sheet1.B38:Sheet1.B38</svg:desc>
                </draw:g>
              </table:table-cell>
              <table:table-cell office:value-type="string">
                <text:p>Shared – Total</text:p>
                <draw:g>
                  <svg:desc>Sheet1.B39:Sheet1.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</text:p>
                <draw:g>
                  <svg:desc>Sheet1.B40:Sheet1.B43</svg:desc>
                </draw:g>
              </table:table-cell>
              <table:table-cell office:value-type="float" office:value="39286822">
                <text:p>39286822</text:p>
                <draw:g>
                  <svg:desc>Sheet1.B32:Sheet1.B32 Sheet1.D32:Sheet1.D32 Sheet1.F32:Sheet1.F32 Sheet1.H32:Sheet1.H32</svg:desc>
                </draw:g>
              </table:table-cell>
              <table:table-cell office:value-type="float" office:value="42096621">
                <text:p>42096621</text:p>
                <draw:g>
                  <svg:desc>Sheet1.C32:Sheet1.C32 Sheet1.E32:Sheet1.E32 Sheet1.G32:Sheet1.G32 Sheet1.I32:Sheet1.I32</svg:desc>
                </draw:g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4645343">
                <text:p>34645343</text:p>
              </table:table-cell>
              <table:table-cell office:value-type="float" office:value="41786568">
                <text:p>41786568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32500897">
                <text:p>32500897</text:p>
              </table:table-cell>
              <table:table-cell office:value-type="float" office:value="42160507">
                <text:p>42160507</text:p>
              </table:table-cell>
            </table:table-row>
            <table:table-row>
              <table:table-cell office:value-type="string">
                <text:p>15K</text:p>
              </table:table-cell>
              <table:table-cell office:value-type="float" office:value="30727221">
                <text:p>30727221</text:p>
              </table:table-cell>
              <table:table-cell office:value-type="float" office:value="44932982">
                <text:p>449329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Ubuntu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Ubuntu Light'" style:font-style-name="Light" fo:font-size="12pt" fo:font-weight="250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2pt" fo:font-weight="250" style:font-size-asian="10pt" style:font-size-complex="10pt"/>
    </style:style>
    <style:style style:name="ch6" style:family="chart">
      <style:chart-properties chart:auto-position="true" style:rotation-angle="0"/>
      <style:text-properties fo:font-family="Ubuntu" style:font-style-name="Regular" fo:font-size="12pt" style:font-size-asian="9pt" style:font-size-complex="9pt"/>
    </style:style>
    <style:style style:name="ch7" style:family="chart" style:data-style-name="N3">
      <style:chart-properties chart:display-label="true" chart:logarithmic="false" chart:minimum="25000000" chart:reverse-direction="false" text:line-break="false" chart:axis-position="0"/>
      <style:graphic-properties svg:stroke-color="#b3b3b3"/>
      <style:text-properties fo:font-family="'Ubuntu Light'" style:font-style-name="Light" fo:font-size="12pt" fo:font-weight="250" style:font-size-asian="10pt" style:font-size-complex="10pt"/>
    </style:style>
    <style:style style:name="ch8" style:family="chart">
      <style:chart-properties chart:auto-position="true" style:rotation-angle="90"/>
      <style:text-properties fo:font-family="Ubuntu" style:font-style-name="Regular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circle" chart:symbol-width="0.25cm" chart:symbol-height="0.25cm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square" chart:symbol-width="0.25cm" chart:symbol-height="0.25cm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95cm" svg:height="12.487cm" xlink:href=".." xlink:type="simple" chart:class="chart:line" chart:style-name="ch1">
        <chart:title svg:x="2.182cm" svg:y="0.385cm" chart:style-name="ch2">
          <text:p>Rate of Asynchronous Message Processing</text:p>
        </chart:title>
        <chart:legend chart:legend-position="end" svg:x="8.724cm" svg:y="5.616cm" style:legend-expansion="high" chart:style-name="ch3"/>
        <chart:plot-area chart:style-name="ch4" table:cell-range-address="Sheet1.B39:Sheet1.B43 Sheet1.B38:Sheet1.B38 Sheet1.B32:Sheet1.I32" chart:data-source-has-labels="both" svg:x="1.448cm" svg:y="1.911cm" svg:width="6.742cm" svg:height="9.176cm">
          <chartooo:coordinate-region svg:x="3.816cm" svg:y="2.15cm" svg:width="4.002cm" svg:height="8.211cm"/>
          <chart:axis chart:dimension="x" chart:name="primary-x" chart:style-name="ch5" chartooo:axis-type="auto">
            <chartooo:date-scale/>
            <chart:title svg:x="3.049cm" svg:y="11.336cm" chart:style-name="ch6">
              <text:p>Number of Actors</text:p>
            </chart:title>
            <chart:categories table:cell-range-address="Sheet1.B40:Sheet1.B43"/>
          </chart:axis>
          <chart:axis chart:dimension="y" chart:name="primary-y" chart:style-name="ch7">
            <chart:title svg:x="0.451cm" svg:y="8.586cm" chart:style-name="ch8">
              <text:p>Number of Messages</text:p>
            </chart:title>
            <chart:grid chart:style-name="ch9" chart:class="major"/>
          </chart:axis>
          <chart:series chart:style-name="ch10" chart:values-cell-range-address="Sheet1.B32:Sheet1.B32 Sheet1.D32:Sheet1.D32 Sheet1.F32:Sheet1.F32 Sheet1.H32:Sheet1.H32" chart:label-cell-address="Sheet1.B38:Sheet1.B38" chart:class="chart:line">
            <chart:data-point chart:repeated="4"/>
          </chart:series>
          <chart:series chart:style-name="ch11" chart:values-cell-range-address="Sheet1.C32:Sheet1.C32 Sheet1.E32:Sheet1.E32 Sheet1.G32:Sheet1.G32 Sheet1.I32:Sheet1.I32" chart:label-cell-address="Sheet1.B39:Sheet1.B3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dicated – Total</text:p>
                <draw:g>
                  <svg:desc>Sheet1.B38:Sheet1.B38</svg:desc>
                </draw:g>
              </table:table-cell>
              <table:table-cell office:value-type="string">
                <text:p>Shared – Total</text:p>
                <draw:g>
                  <svg:desc>Sheet1.B39:Sheet1.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</text:p>
                <draw:g>
                  <svg:desc>Sheet1.B40:Sheet1.B43</svg:desc>
                </draw:g>
              </table:table-cell>
              <table:table-cell office:value-type="float" office:value="39286822">
                <text:p>39286822</text:p>
                <draw:g>
                  <svg:desc>Sheet1.B32:Sheet1.B32 Sheet1.D32:Sheet1.D32 Sheet1.F32:Sheet1.F32 Sheet1.H32:Sheet1.H32</svg:desc>
                </draw:g>
              </table:table-cell>
              <table:table-cell office:value-type="float" office:value="42096621">
                <text:p>42096621</text:p>
                <draw:g>
                  <svg:desc>Sheet1.C32:Sheet1.C32 Sheet1.E32:Sheet1.E32 Sheet1.G32:Sheet1.G32 Sheet1.I32:Sheet1.I32</svg:desc>
                </draw:g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4645343">
                <text:p>34645343</text:p>
              </table:table-cell>
              <table:table-cell office:value-type="float" office:value="41786568">
                <text:p>41786568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32500897">
                <text:p>32500897</text:p>
              </table:table-cell>
              <table:table-cell office:value-type="float" office:value="42160507">
                <text:p>42160507</text:p>
              </table:table-cell>
            </table:table-row>
            <table:table-row>
              <table:table-cell office:value-type="string">
                <text:p>15K</text:p>
              </table:table-cell>
              <table:table-cell office:value-type="float" office:value="30727221">
                <text:p>30727221</text:p>
              </table:table-cell>
              <table:table-cell office:value-type="float" office:value="44932982">
                <text:p>44932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